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PlaceholderResolver.ServletContextPlaceholderResolver( String tex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textPropertyUtils.resolvePlaceholders( String tex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PlaceholderResolver.resolvePlaceholder( String placehold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ContextPropertyUtils.resolvePlaceholders( String text , ServletContext servletContext , boolean ignoreUnresolvablePlacehol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